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rel-width="100%"/>
    </style:style>
    <style:style style:name="Table12.A" style:family="table-column">
      <style:table-column-properties style:rel-column-width="34327*"/>
    </style:style>
    <style:style style:name="Table12.B" style:family="table-column">
      <style:table-column-properties style:rel-column-width="15603*"/>
    </style:style>
    <style:style style:name="Table12.C" style:family="table-column">
      <style:table-column-properties style:rel-column-width="15603*"/>
    </style:style>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code?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can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relational operator is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 no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6:23Z</meta:creation-date>
    <dc:date>2023-01-12T20:46:23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